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Level</text:p>
          </table:table-cell>
          <table:table-cell office:value-type="string" calcext:value-type="string">
            <text:p>Tool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1+([.D2]*[.F2]*0.0053361793)" office:value-type="float" office:value="1.070010672416" calcext:value-type="float">
            <text:p>1.1</text:p>
          </table:table-cell>
          <table:table-cell table:formula="of:=[.F2]*0.0227920228" office:value-type="float" office:value="0.299031339136" calcext:value-type="float">
            <text:p>0.3</text:p>
          </table:table-cell>
          <table:table-cell table:formula="of:=([.F2]*[.D2])*0.019*(1+[.C2]*1)" office:value-type="float" office:value="0.24928" calcext:value-type="float">
            <text:p>0</text:p>
          </table:table-cell>
          <table:table-cell table:formula="of:=([.B2]/[.D2])/6" office:value-type="float" office:value="9.83333333333333" calcext:value-type="float">
            <text:p>10</text:p>
          </table:table-cell>
          <table:table-cell table:formula="of:=[.J2]*(1/3)" office:value-type="float" office:value="3.27777777777778" calcext:value-type="float">
            <text:p>3</text:p>
          </table:table-cell>
          <table:table-cell table:formula="of:=[.K2]*(2/3)" office:value-type="float" office:value="2.18518518518519" calcext:value-type="float">
            <text:p>2</text:p>
          </table:table-cell>
          <table:table-cell table:formula="of:=[.L2]*(2/3)" office:value-type="float" office:value="1.45679012345679" calcext:value-type="float">
            <text:p>1</text:p>
          </table:table-cell>
          <table:table-cell table:formula="of:=[.M2]*(2/3)" office:value-type="float" office:value="0.97119341563786" calcext:value-type="float">
            <text:p>1</text:p>
          </table:table-cell>
          <table:table-cell table:formula="of:=[.D2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1+([.D3]*[.F3]*0.0053361793)" office:value-type="float" office:value="1.991782284698" calcext:value-type="float">
            <text:p>2.0</text:p>
          </table:table-cell>
          <table:table-cell table:formula="of:=[.F3]*0.0227920228" office:value-type="float" office:value="4.236125357608" calcext:value-type="float">
            <text:p>4.2</text:p>
          </table:table-cell>
          <table:table-cell table:formula="of:=([.F3]*[.D3])*0.019*(1+[.C3]*1)" office:value-type="float" office:value="3.53134" calcext:value-type="float">
            <text:p>4</text:p>
          </table:table-cell>
          <table:table-cell table:formula="of:=([.B3]/[.D3])/6" office:value-type="float" office:value="11.1666666666667" calcext:value-type="float">
            <text:p>11</text:p>
          </table:table-cell>
          <table:table-cell table:formula="of:=[.J3]*(1/3)" office:value-type="float" office:value="3.72222222222222" calcext:value-type="float">
            <text:p>4</text:p>
          </table:table-cell>
          <table:table-cell table:formula="of:=[.K3]*(2/3)" office:value-type="float" office:value="2.48148148148148" calcext:value-type="float">
            <text:p>2</text:p>
          </table:table-cell>
          <table:table-cell table:formula="of:=[.L3]*(2/3)" office:value-type="float" office:value="1.65432098765432" calcext:value-type="float">
            <text:p>2</text:p>
          </table:table-cell>
          <table:table-cell table:formula="of:=[.M3]*(2/3)" office:value-type="float" office:value="1.10288065843621" calcext:value-type="float">
            <text:p>1</text:p>
          </table:table-cell>
          <table:table-cell table:formula="of:=[.D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1+([.D4]*[.F4]*0.0053361793)" office:value-type="float" office:value="1.635272145665" calcext:value-type="float">
            <text:p>1.6</text:p>
          </table:table-cell>
          <table:table-cell table:formula="of:=[.F4]*0.0227920228" office:value-type="float" office:value="2.71339031434" calcext:value-type="float">
            <text:p>2.7</text:p>
          </table:table-cell>
          <table:table-cell table:formula="of:=([.F4]*[.D4])*0.019*(1+[.C4]*1)" office:value-type="float" office:value="2.26195" calcext:value-type="float">
            <text:p>2</text:p>
          </table:table-cell>
          <table:table-cell table:formula="of:=([.B4]/[.D4])/6" office:value-type="float" office:value="12.5" calcext:value-type="float">
            <text:p>13</text:p>
          </table:table-cell>
          <table:table-cell table:formula="of:=[.J4]*(1/3)" office:value-type="float" office:value="4.16666666666667" calcext:value-type="float">
            <text:p>4</text:p>
          </table:table-cell>
          <table:table-cell table:formula="of:=[.K4]*(2/3)" office:value-type="float" office:value="2.77777777777778" calcext:value-type="float">
            <text:p>3</text:p>
          </table:table-cell>
          <table:table-cell table:formula="of:=[.L4]*(2/3)" office:value-type="float" office:value="1.85185185185185" calcext:value-type="float">
            <text:p>2</text:p>
          </table:table-cell>
          <table:table-cell table:formula="of:=[.M4]*(2/3)" office:value-type="float" office:value="1.23456790123457" calcext:value-type="float">
            <text:p>1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8"/>
          <table:table-cell table:formula="of:=[.D5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8"/>
          <table:table-cell table:formula="of:=[.D6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8"/>
          <table:table-cell table:formula="of:=[.D7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1+([.D8]*[.F8]*0.0053361793)" office:value-type="float" office:value="4.37886873276" calcext:value-type="float">
            <text:p>4.4</text:p>
          </table:table-cell>
          <table:table-cell table:formula="of:=[.F8]*0.0227920228" office:value-type="float" office:value="7.21595441848" calcext:value-type="float">
            <text:p>7.2</text:p>
          </table:table-cell>
          <table:table-cell table:formula="of:=([.F8]*[.D8])*0.019*(1+[.C8]*1)" office:value-type="float" office:value="24.0616" calcext:value-type="float">
            <text:p>24</text:p>
          </table:table-cell>
          <table:table-cell table:formula="of:=([.B8]/[.D8])/6" office:value-type="float" office:value="8.91666666666667" calcext:value-type="float">
            <text:p>9</text:p>
          </table:table-cell>
          <table:table-cell table:formula="of:=[.J8]*(1/3)" office:value-type="float" office:value="2.97222222222222" calcext:value-type="float">
            <text:p>3</text:p>
          </table:table-cell>
          <table:table-cell table:formula="of:=[.K8]*(2/3)" office:value-type="float" office:value="1.98148148148148" calcext:value-type="float">
            <text:p>2</text:p>
          </table:table-cell>
          <table:table-cell table:formula="of:=[.L8]*(2/3)" office:value-type="float" office:value="1.32098765432099" calcext:value-type="float">
            <text:p>1</text:p>
          </table:table-cell>
          <table:table-cell table:formula="of:=[.M8]*(2/3)" office:value-type="float" office:value="0.880658436213992" calcext:value-type="float">
            <text:p>1</text:p>
          </table:table-cell>
          <table:table-cell table:formula="of:=[.D8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1+([.D9]*[.F9]*0.0053361793)" office:value-type="float" office:value="3.60672358805" calcext:value-type="float">
            <text:p>3.6</text:p>
          </table:table-cell>
          <table:table-cell table:formula="of:=[.F9]*0.0227920228" office:value-type="float" office:value="5.5669515689" calcext:value-type="float">
            <text:p>5.6</text:p>
          </table:table-cell>
          <table:table-cell table:formula="of:=([.F9]*[.D9])*0.019*(1+[.C9]*1)" office:value-type="float" office:value="18.563" calcext:value-type="float">
            <text:p>19</text:p>
          </table:table-cell>
          <table:table-cell table:formula="of:=([.B9]/[.D9])/6" office:value-type="float" office:value="9.58333333333333" calcext:value-type="float">
            <text:p>10</text:p>
          </table:table-cell>
          <table:table-cell table:formula="of:=[.J9]*(1/3)" office:value-type="float" office:value="3.19444444444444" calcext:value-type="float">
            <text:p>3</text:p>
          </table:table-cell>
          <table:table-cell table:formula="of:=[.K9]*(2/3)" office:value-type="float" office:value="2.12962962962963" calcext:value-type="float">
            <text:p>2</text:p>
          </table:table-cell>
          <table:table-cell table:formula="of:=[.L9]*(2/3)" office:value-type="float" office:value="1.41975308641975" calcext:value-type="float">
            <text:p>1</text:p>
          </table:table-cell>
          <table:table-cell table:formula="of:=[.M9]*(2/3)" office:value-type="float" office:value="0.946502057613169" calcext:value-type="float">
            <text:p>1</text:p>
          </table:table-cell>
          <table:table-cell table:formula="of:=[.D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1+([.D10]*[.F10]*0.0053361793)" office:value-type="float" office:value="2.83457844334" calcext:value-type="float">
            <text:p>2.8</text:p>
          </table:table-cell>
          <table:table-cell table:formula="of:=[.F10]*0.0227920228" office:value-type="float" office:value="3.91794871932" calcext:value-type="float">
            <text:p>3.9</text:p>
          </table:table-cell>
          <table:table-cell table:formula="of:=([.F10]*[.D10])*0.019*(1+[.C10]*1)" office:value-type="float" office:value="13.0644" calcext:value-type="float">
            <text:p>13</text:p>
          </table:table-cell>
          <table:table-cell table:formula="of:=([.B10]/[.D10])/6" office:value-type="float" office:value="10.25" calcext:value-type="float">
            <text:p>10</text:p>
          </table:table-cell>
          <table:table-cell table:formula="of:=[.J10]*(1/3)" office:value-type="float" office:value="3.41666666666667" calcext:value-type="float">
            <text:p>3</text:p>
          </table:table-cell>
          <table:table-cell table:formula="of:=[.K10]*(2/3)" office:value-type="float" office:value="2.27777777777778" calcext:value-type="float">
            <text:p>2</text:p>
          </table:table-cell>
          <table:table-cell table:formula="of:=[.L10]*(2/3)" office:value-type="float" office:value="1.51851851851852" calcext:value-type="float">
            <text:p>2</text:p>
          </table:table-cell>
          <table:table-cell table:formula="of:=[.M10]*(2/3)" office:value-type="float" office:value="1.01234567901235" calcext:value-type="float">
            <text:p>1</text:p>
          </table:table-cell>
          <table:table-cell table:formula="of:=[.D10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formula="of:=1+([.D11]*[.F11]*0.0053361793)" office:value-type="float" office:value="1.439807897906" calcext:value-type="float">
            <text:p>1.4</text:p>
          </table:table-cell>
          <table:table-cell table:formula="of:=[.F11]*0.0227920228" office:value-type="float" office:value="0.939259259588" calcext:value-type="float">
            <text:p>0.9</text:p>
          </table:table-cell>
          <table:table-cell table:formula="of:=([.F11]*[.D11])*0.019*(1+[.C11]*1)" office:value-type="float" office:value="1.56598" calcext:value-type="float">
            <text:p>2</text:p>
          </table:table-cell>
          <table:table-cell table:formula="of:=([.B11]/[.D11])/6" office:value-type="float" office:value="10.9166666666667" calcext:value-type="float">
            <text:p>11</text:p>
          </table:table-cell>
          <table:table-cell table:formula="of:=[.J11]*(1/3)" office:value-type="float" office:value="3.63888888888889" calcext:value-type="float">
            <text:p>4</text:p>
          </table:table-cell>
          <table:table-cell table:formula="of:=[.K11]*(2/3)" office:value-type="float" office:value="2.42592592592593" calcext:value-type="float">
            <text:p>2</text:p>
          </table:table-cell>
          <table:table-cell table:formula="of:=[.L11]*(2/3)" office:value-type="float" office:value="1.61728395061728" calcext:value-type="float">
            <text:p>2</text:p>
          </table:table-cell>
          <table:table-cell table:formula="of:=[.M11]*(2/3)" office:value-type="float" office:value="1.07818930041152" calcext:value-type="float">
            <text:p>1</text:p>
          </table:table-cell>
          <table:table-cell table:formula="of:=[.D11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formula="of:=1+([.D12]*[.F12]*0.0053361793)" office:value-type="float" office:value="1.243116328908" calcext:value-type="float">
            <text:p>1.2</text:p>
          </table:table-cell>
          <table:table-cell table:formula="of:=[.F12]*0.0227920228" office:value-type="float" office:value="0.519202279384" calcext:value-type="float">
            <text:p>0.5</text:p>
          </table:table-cell>
          <table:table-cell table:formula="of:=([.F12]*[.D12])*0.019*(1+[.C12]*1)" office:value-type="float" office:value="0.86564" calcext:value-type="float">
            <text:p>1</text:p>
          </table:table-cell>
          <table:table-cell table:formula="of:=([.B12]/[.D12])/6" office:value-type="float" office:value="11.9083333333333" calcext:value-type="float">
            <text:p>12</text:p>
          </table:table-cell>
          <table:table-cell table:formula="of:=[.J12]*(1/3)" office:value-type="float" office:value="3.96944444444444" calcext:value-type="float">
            <text:p>4</text:p>
          </table:table-cell>
          <table:table-cell table:formula="of:=[.K12]*(2/3)" office:value-type="float" office:value="2.6462962962963" calcext:value-type="float">
            <text:p>3</text:p>
          </table:table-cell>
          <table:table-cell table:formula="of:=[.L12]*(2/3)" office:value-type="float" office:value="1.7641975308642" calcext:value-type="float">
            <text:p>2</text:p>
          </table:table-cell>
          <table:table-cell table:formula="of:=[.M12]*(2/3)" office:value-type="float" office:value="1.1761316872428" calcext:value-type="float">
            <text:p>1</text:p>
          </table:table-cell>
          <table:table-cell table:formula="of:=[.D12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1+([.D13]*[.F13]*0.0053361793)" office:value-type="float" office:value="1.472038420878" calcext:value-type="float">
            <text:p>1.5</text:p>
          </table:table-cell>
          <table:table-cell table:formula="of:=[.F13]*0.0227920228" office:value-type="float" office:value="1.008091168444" calcext:value-type="float">
            <text:p>1.0</text:p>
          </table:table-cell>
          <table:table-cell table:formula="of:=([.F13]*[.D13])*0.019*(1+[.C13]*1)" office:value-type="float" office:value="1.68074" calcext:value-type="float">
            <text:p>2</text:p>
          </table:table-cell>
          <table:table-cell table:formula="of:=([.B13]/[.D13])/6" office:value-type="float" office:value="12.9" calcext:value-type="float">
            <text:p>13</text:p>
          </table:table-cell>
          <table:table-cell table:formula="of:=[.J13]*(1/3)" office:value-type="float" office:value="4.3" calcext:value-type="float">
            <text:p>4</text:p>
          </table:table-cell>
          <table:table-cell table:formula="of:=[.K13]*(2/3)" office:value-type="float" office:value="2.86666666666667" calcext:value-type="float">
            <text:p>3</text:p>
          </table:table-cell>
          <table:table-cell table:formula="of:=[.L13]*(2/3)" office:value-type="float" office:value="1.91111111111111" calcext:value-type="float">
            <text:p>2</text:p>
          </table:table-cell>
          <table:table-cell table:formula="of:=[.M13]*(2/3)" office:value-type="float" office:value="1.27407407407407" calcext:value-type="float">
            <text:p>1</text:p>
          </table:table-cell>
          <table:table-cell table:formula="of:=[.D13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8"/>
          <table:table-cell table:formula="of:=[.D14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8"/>
          <table:table-cell table:formula="of:=[.D15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1+([.D16]*[.F16]*0.0053361793)" office:value-type="float" office:value="3.347812168414" calcext:value-type="float">
            <text:p>3.3</text:p>
          </table:table-cell>
          <table:table-cell table:formula="of:=[.F16]*0.0227920228" office:value-type="float" office:value="3.342678063848" calcext:value-type="float">
            <text:p>3.3</text:p>
          </table:table-cell>
          <table:table-cell table:formula="of:=([.F16]*[.D16])*0.019*(1+[.C16]*1)" office:value-type="float" office:value="8.35962" calcext:value-type="float">
            <text:p>8</text:p>
          </table:table-cell>
          <table:table-cell table:formula="of:=([.B16]/[.D16])/6" office:value-type="float" office:value="10.5833333333333" calcext:value-type="float">
            <text:p>11</text:p>
          </table:table-cell>
          <table:table-cell table:formula="of:=[.J16]*(1/3)" office:value-type="float" office:value="3.52777777777778" calcext:value-type="float">
            <text:p>4</text:p>
          </table:table-cell>
          <table:table-cell table:formula="of:=[.K16]*(2/3)" office:value-type="float" office:value="2.35185185185185" calcext:value-type="float">
            <text:p>2</text:p>
          </table:table-cell>
          <table:table-cell table:formula="of:=[.L16]*(2/3)" office:value-type="float" office:value="1.5679012345679" calcext:value-type="float">
            <text:p>2</text:p>
          </table:table-cell>
          <table:table-cell table:formula="of:=[.M16]*(2/3)" office:value-type="float" office:value="1.04526748971193" calcext:value-type="float">
            <text:p>1</text:p>
          </table:table-cell>
          <table:table-cell table:formula="of:=[.D16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1+([.D17]*[.F17]*0.0053361793)" office:value-type="float" office:value="6.626200644955" calcext:value-type="float">
            <text:p>6.6</text:p>
          </table:table-cell>
          <table:table-cell table:formula="of:=[.F17]*0.0227920228" office:value-type="float" office:value="8.01025641306" calcext:value-type="float">
            <text:p>8.0</text:p>
          </table:table-cell>
          <table:table-cell table:formula="of:=([.F17]*[.D17])*0.019*(1+[.C17]*1)" office:value-type="float" office:value="40.0653" calcext:value-type="float">
            <text:p>40</text:p>
          </table:table-cell>
          <table:table-cell table:formula="of:=([.B17]/[.D17])/6" office:value-type="float" office:value="11.2444444444444" calcext:value-type="float">
            <text:p>11</text:p>
          </table:table-cell>
          <table:table-cell table:formula="of:=[.J17]*(1/3)" office:value-type="float" office:value="3.74814814814815" calcext:value-type="float">
            <text:p>4</text:p>
          </table:table-cell>
          <table:table-cell table:formula="of:=[.K17]*(2/3)" office:value-type="float" office:value="2.49876543209877" calcext:value-type="float">
            <text:p>2</text:p>
          </table:table-cell>
          <table:table-cell table:formula="of:=[.L17]*(2/3)" office:value-type="float" office:value="1.66584362139918" calcext:value-type="float">
            <text:p>2</text:p>
          </table:table-cell>
          <table:table-cell table:formula="of:=[.M17]*(2/3)" office:value-type="float" office:value="1.11056241426612" calcext:value-type="float">
            <text:p>1</text:p>
          </table:table-cell>
          <table:table-cell table:formula="of:=[.D17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1+([.D18]*[.F18]*0.0053361793)" office:value-type="float" office:value="3.273372467179" calcext:value-type="float">
            <text:p>3.3</text:p>
          </table:table-cell>
          <table:table-cell table:formula="of:=[.F18]*0.0227920228" office:value-type="float" office:value="3.236695157828" calcext:value-type="float">
            <text:p>3.2</text:p>
          </table:table-cell>
          <table:table-cell table:formula="of:=([.F18]*[.D18])*0.019*(1+[.C18]*1)" office:value-type="float" office:value="8.09457" calcext:value-type="float">
            <text:p>8</text:p>
          </table:table-cell>
          <table:table-cell table:formula="of:=([.B18]/[.D18])/6" office:value-type="float" office:value="11.9055555555556" calcext:value-type="float">
            <text:p>12</text:p>
          </table:table-cell>
          <table:table-cell table:formula="of:=[.J18]*(1/3)" office:value-type="float" office:value="3.96851851851852" calcext:value-type="float">
            <text:p>4</text:p>
          </table:table-cell>
          <table:table-cell table:formula="of:=[.K18]*(2/3)" office:value-type="float" office:value="2.64567901234568" calcext:value-type="float">
            <text:p>3</text:p>
          </table:table-cell>
          <table:table-cell table:formula="of:=[.L18]*(2/3)" office:value-type="float" office:value="1.76378600823045" calcext:value-type="float">
            <text:p>2</text:p>
          </table:table-cell>
          <table:table-cell table:formula="of:=[.M18]*(2/3)" office:value-type="float" office:value="1.1758573388203" calcext:value-type="float">
            <text:p>1</text:p>
          </table:table-cell>
          <table:table-cell table:formula="of:=[.D18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formula="of:=1+([.D19]*[.F19]*0.0053361793)" office:value-type="float" office:value="2.112273213292" calcext:value-type="float">
            <text:p>2.1</text:p>
          </table:table-cell>
          <table:table-cell table:formula="of:=[.F19]*0.0227920228" office:value-type="float" office:value="1.187692308108" calcext:value-type="float">
            <text:p>1.2</text:p>
          </table:table-cell>
          <table:table-cell table:number-columns-repeated="6"/>
          <table:table-cell table:formula="of:=[.D19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1+([.D20]*[.F20]*0.0053361793)" office:value-type="float" office:value="4.115901816856" calcext:value-type="float">
            <text:p>4.1</text:p>
          </table:table-cell>
          <table:table-cell table:formula="of:=[.F20]*0.0227920228" office:value-type="float" office:value="3.327179488344" calcext:value-type="float">
            <text:p>3.3</text:p>
          </table:table-cell>
          <table:table-cell table:formula="of:=([.F20]*[.D20])*0.019*(1+[.C20]*1)" office:value-type="float" office:value="11.09448" calcext:value-type="float">
            <text:p>11</text:p>
          </table:table-cell>
          <table:table-cell table:formula="of:=([.B20]/[.D20])/6" office:value-type="float" office:value="9.92083333333334" calcext:value-type="float">
            <text:p>10</text:p>
          </table:table-cell>
          <table:table-cell table:formula="of:=[.J20]*(1/3)" office:value-type="float" office:value="3.30694444444445" calcext:value-type="float">
            <text:p>3</text:p>
          </table:table-cell>
          <table:table-cell table:formula="of:=[.K20]*(2/3)" office:value-type="float" office:value="2.20462962962963" calcext:value-type="float">
            <text:p>2</text:p>
          </table:table-cell>
          <table:table-cell table:formula="of:=[.L20]*(2/3)" office:value-type="float" office:value="1.46975308641975" calcext:value-type="float">
            <text:p>1</text:p>
          </table:table-cell>
          <table:table-cell table:formula="of:=[.M20]*(2/3)" office:value-type="float" office:value="0.979835390946502" calcext:value-type="float">
            <text:p>1</text:p>
          </table:table-cell>
          <table:table-cell table:formula="of:=[.D20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1+([.D21]*[.F21]*0.0053361793)" office:value-type="float" office:value="2.801280684508" calcext:value-type="float">
            <text:p>2.8</text:p>
          </table:table-cell>
          <table:table-cell table:formula="of:=[.F21]*0.0227920228" office:value-type="float" office:value="1.923418804092" calcext:value-type="float">
            <text:p>1.9</text:p>
          </table:table-cell>
          <table:table-cell table:formula="of:=([.F21]*[.D21])*0.019*(1+[.C21]*1)" office:value-type="float" office:value="6.41364" calcext:value-type="float">
            <text:p>6</text:p>
          </table:table-cell>
          <table:table-cell table:formula="of:=([.B21]/[.D21])/6" office:value-type="float" office:value="10.4166666666667" calcext:value-type="float">
            <text:p>10</text:p>
          </table:table-cell>
          <table:table-cell table:formula="of:=[.J21]*(1/3)" office:value-type="float" office:value="3.47222222222222" calcext:value-type="float">
            <text:p>3</text:p>
          </table:table-cell>
          <table:table-cell table:formula="of:=[.K21]*(2/3)" office:value-type="float" office:value="2.31481481481481" calcext:value-type="float">
            <text:p>2</text:p>
          </table:table-cell>
          <table:table-cell table:formula="of:=[.L21]*(2/3)" office:value-type="float" office:value="1.54320987654321" calcext:value-type="float">
            <text:p>2</text:p>
          </table:table-cell>
          <table:table-cell table:formula="of:=[.M21]*(2/3)" office:value-type="float" office:value="1.02880658436214" calcext:value-type="float">
            <text:p>1</text:p>
          </table:table-cell>
          <table:table-cell table:formula="of:=[.D21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1+([.D22]*[.F22]*0.0053361793)" office:value-type="float" office:value="3.763287088712" calcext:value-type="float">
            <text:p>3.8</text:p>
          </table:table-cell>
          <table:table-cell table:formula="of:=[.F22]*0.0227920228" office:value-type="float" office:value="2.950655271688" calcext:value-type="float">
            <text:p>3.0</text:p>
          </table:table-cell>
          <table:table-cell table:formula="of:=([.F22]*[.D22])*0.019*(1+[.C22]*1)" office:value-type="float" office:value="9.83896" calcext:value-type="float">
            <text:p>10</text:p>
          </table:table-cell>
          <table:table-cell table:formula="of:=([.B22]/[.D22])/6" office:value-type="float" office:value="14.6185897435897" calcext:value-type="float">
            <text:p>15</text:p>
          </table:table-cell>
          <table:table-cell table:formula="of:=[.J22]*(1/3)" office:value-type="float" office:value="4.87286324786325" calcext:value-type="float">
            <text:p>5</text:p>
          </table:table-cell>
          <table:table-cell table:formula="of:=[.K22]*(2/3)" office:value-type="float" office:value="3.2485754985755" calcext:value-type="float">
            <text:p>3</text:p>
          </table:table-cell>
          <table:table-cell table:formula="of:=[.L22]*(2/3)" office:value-type="float" office:value="2.16571699905033" calcext:value-type="float">
            <text:p>2</text:p>
          </table:table-cell>
          <table:table-cell table:formula="of:=[.M22]*(2/3)" office:value-type="float" office:value="1.44381133270022" calcext:value-type="float">
            <text:p>1</text:p>
          </table:table-cell>
          <table:table-cell table:formula="of:=[.D22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8"/>
          <table:table-cell table:formula="of:=[.D23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formula="of:=1+([.D24]*[.F24]*0.0053361793)" office:value-type="float" office:value="3.185965850245" calcext:value-type="float">
            <text:p>3.2</text:p>
          </table:table-cell>
          <table:table-cell table:formula="of:=[.F24]*0.0227920228" office:value-type="float" office:value="1.867350428004" calcext:value-type="float">
            <text:p>1.9</text:p>
          </table:table-cell>
          <table:table-cell table:formula="of:=([.F24]*[.D24])*0.019*(1+[.C24]*1)" office:value-type="float" office:value="7.78335" calcext:value-type="float">
            <text:p>8</text:p>
          </table:table-cell>
          <table:table-cell table:formula="of:=([.B24]/[.D24])/6" office:value-type="float" office:value="18.4179487179487" calcext:value-type="float">
            <text:p>18</text:p>
          </table:table-cell>
          <table:table-cell table:formula="of:=[.J24]*(1/3)" office:value-type="float" office:value="6.13931623931624" calcext:value-type="float">
            <text:p>6</text:p>
          </table:table-cell>
          <table:table-cell table:formula="of:=[.K24]*(2/3)" office:value-type="float" office:value="4.09287749287749" calcext:value-type="float">
            <text:p>4</text:p>
          </table:table-cell>
          <table:table-cell table:formula="of:=[.L24]*(2/3)" office:value-type="float" office:value="2.72858499525166" calcext:value-type="float">
            <text:p>3</text:p>
          </table:table-cell>
          <table:table-cell table:formula="of:=[.M24]*(2/3)" office:value-type="float" office:value="1.81905666350111" calcext:value-type="float">
            <text:p>2</text:p>
          </table:table-cell>
          <table:table-cell table:formula="of:=[.D24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8"/>
          <table:table-cell table:formula="of:=[.D25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1+([.D26]*[.F26]*0.0053361793)" office:value-type="float" office:value="1.560032017535" calcext:value-type="float">
            <text:p>1.6</text:p>
          </table:table-cell>
          <table:table-cell table:formula="of:=[.F26]*0.0227920228" office:value-type="float" office:value="0.478404558572" calcext:value-type="float">
            <text:p>0.5</text:p>
          </table:table-cell>
          <table:table-cell table:formula="of:=([.F26]*[.D26])*0.019*(1+[.C26]*1)" office:value-type="float" office:value="1.99405" calcext:value-type="float">
            <text:p>2</text:p>
          </table:table-cell>
          <table:table-cell table:formula="of:=([.B26]/[.D26])/6" office:value-type="float" office:value="25.1410256410256" calcext:value-type="float">
            <text:p>25</text:p>
          </table:table-cell>
          <table:table-cell table:formula="of:=[.J26]*(1/3)" office:value-type="float" office:value="8.38034188034188" calcext:value-type="float">
            <text:p>8</text:p>
          </table:table-cell>
          <table:table-cell table:formula="of:=[.K26]*(2/3)" office:value-type="float" office:value="5.58689458689458" calcext:value-type="float">
            <text:p>6</text:p>
          </table:table-cell>
          <table:table-cell table:formula="of:=[.L26]*(2/3)" office:value-type="float" office:value="3.72459639126306" calcext:value-type="float">
            <text:p>4</text:p>
          </table:table-cell>
          <table:table-cell table:formula="of:=[.M26]*(2/3)" office:value-type="float" office:value="2.48306426084204" calcext:value-type="float">
            <text:p>2</text:p>
          </table:table-cell>
          <table:table-cell table:formula="of:=[.D26]*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formula="of:=[.D27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8"/>
          <table:table-cell table:formula="of:=[.D28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1+([.D29]*[.F29]*0.0053361793)" office:value-type="float" office:value="3.623159020294" calcext:value-type="float">
            <text:p>3.6</text:p>
          </table:table-cell>
          <table:table-cell table:formula="of:=[.F29]*0.0227920228" office:value-type="float" office:value="1.867350428004" calcext:value-type="float">
            <text:p>1.9</text:p>
          </table:table-cell>
          <table:table-cell table:formula="of:=([.F29]*[.D29])*0.019*(1+[.C29]*1)" office:value-type="float" office:value="18.68004" calcext:value-type="float">
            <text:p>19</text:p>
          </table:table-cell>
          <table:table-cell table:formula="of:=([.B29]/[.D29])/6" office:value-type="float" office:value="29.3547008547008" calcext:value-type="float">
            <text:p>29</text:p>
          </table:table-cell>
          <table:table-cell table:formula="of:=[.J29]*(1/3)" office:value-type="float" office:value="9.78490028490028" calcext:value-type="float">
            <text:p>10</text:p>
          </table:table-cell>
          <table:table-cell table:formula="of:=[.K29]*(2/3)" office:value-type="float" office:value="6.52326685660019" calcext:value-type="float">
            <text:p>7</text:p>
          </table:table-cell>
          <table:table-cell table:formula="of:=[.L29]*(2/3)" office:value-type="float" office:value="4.34884457106679" calcext:value-type="float">
            <text:p>4</text:p>
          </table:table-cell>
          <table:table-cell table:formula="of:=[.M29]*(2/3)" office:value-type="float" office:value="2.89922971404453" calcext:value-type="float">
            <text:p>3</text:p>
          </table:table-cell>
          <table:table-cell table:formula="of:=[.D29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1+([.D30]*[.F30]*0.0053361793)" office:value-type="float" office:value="5.835752405246" calcext:value-type="float">
            <text:p>5.8</text:p>
          </table:table-cell>
          <table:table-cell table:formula="of:=[.F30]*0.0227920228" office:value-type="float" office:value="2.950655271688" calcext:value-type="float">
            <text:p>3.0</text:p>
          </table:table-cell>
          <table:table-cell table:formula="of:=([.F30]*[.D30])*0.019*(1+[.C30]*1)" office:value-type="float" office:value="17.21818" calcext:value-type="float">
            <text:p>17</text:p>
          </table:table-cell>
          <table:table-cell table:formula="of:=([.B30]/[.D30])/6" office:value-type="float" office:value="27.5622710622711" calcext:value-type="float">
            <text:p>28</text:p>
          </table:table-cell>
          <table:table-cell table:formula="of:=[.J30]*(1/3)" office:value-type="float" office:value="9.18742368742369" calcext:value-type="float">
            <text:p>9</text:p>
          </table:table-cell>
          <table:table-cell table:formula="of:=[.K30]*(2/3)" office:value-type="float" office:value="6.12494912494912" calcext:value-type="float">
            <text:p>6</text:p>
          </table:table-cell>
          <table:table-cell table:formula="of:=[.L30]*(2/3)" office:value-type="float" office:value="4.08329941663275" calcext:value-type="float">
            <text:p>4</text:p>
          </table:table-cell>
          <table:table-cell table:formula="of:=[.M30]*(2/3)" office:value-type="float" office:value="2.7221996110885" calcext:value-type="float">
            <text:p>3</text:p>
          </table:table-cell>
          <table:table-cell table:formula="of:=[.D30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1+([.D31]*[.F31]*0.0053361793)" office:value-type="float" office:value="2.622251868993" calcext:value-type="float">
            <text:p>2.6</text:p>
          </table:table-cell>
          <table:table-cell table:formula="of:=[.F31]*0.0227920228" office:value-type="float" office:value="0.989857550204" calcext:value-type="float">
            <text:p>1.0</text:p>
          </table:table-cell>
          <table:table-cell table:formula="of:=([.F31]*[.D31])*0.019*(1+[.C31]*1)" office:value-type="float" office:value="5.77619" calcext:value-type="float">
            <text:p>6</text:p>
          </table:table-cell>
          <table:table-cell table:formula="of:=([.B31]/[.D31])/6" office:value-type="float" office:value="29.96336996337" calcext:value-type="float">
            <text:p>30</text:p>
          </table:table-cell>
          <table:table-cell table:formula="of:=[.J31]*(1/3)" office:value-type="float" office:value="9.98778998778998" calcext:value-type="float">
            <text:p>10</text:p>
          </table:table-cell>
          <table:table-cell table:formula="of:=[.K31]*(2/3)" office:value-type="float" office:value="6.65852665852666" calcext:value-type="float">
            <text:p>7</text:p>
          </table:table-cell>
          <table:table-cell table:formula="of:=[.L31]*(2/3)" office:value-type="float" office:value="4.4390177723511" calcext:value-type="float">
            <text:p>4</text:p>
          </table:table-cell>
          <table:table-cell table:formula="of:=[.M31]*(2/3)" office:value-type="float" office:value="2.9593451815674" calcext:value-type="float">
            <text:p>3</text:p>
          </table:table-cell>
          <table:table-cell table:formula="of:=[.D31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2]*[.F32]*0.0053361793)" office:value-type="float" office:value="4.934738530441" calcext:value-type="float">
            <text:p>4.9</text:p>
          </table:table-cell>
          <table:table-cell table:formula="of:=[.F32]*0.0227920228" office:value-type="float" office:value="1.867350428004" calcext:value-type="float">
            <text:p>1.9</text:p>
          </table:table-cell>
          <table:table-cell table:formula="of:=([.F32]*[.D32])*0.019*(1+[.C32]*1)" office:value-type="float" office:value="28.02006" calcext:value-type="float">
            <text:p>28</text:p>
          </table:table-cell>
          <table:table-cell table:formula="of:=([.B32]/[.D32])/6" office:value-type="float" office:value="25.1723646723647" calcext:value-type="float">
            <text:p>25</text:p>
          </table:table-cell>
          <table:table-cell table:formula="of:=[.J32]*(1/3)" office:value-type="float" office:value="8.39078822412155" calcext:value-type="float">
            <text:p>8</text:p>
          </table:table-cell>
          <table:table-cell table:formula="of:=[.K32]*(2/3)" office:value-type="float" office:value="5.59385881608104" calcext:value-type="float">
            <text:p>6</text:p>
          </table:table-cell>
          <table:table-cell table:formula="of:=[.L32]*(2/3)" office:value-type="float" office:value="3.72923921072069" calcext:value-type="float">
            <text:p>4</text:p>
          </table:table-cell>
          <table:table-cell table:formula="of:=[.M32]*(2/3)" office:value-type="float" office:value="2.48615947381379" calcext:value-type="float">
            <text:p>2</text:p>
          </table:table-cell>
          <table:table-cell table:formula="of:=[.D32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3]*[.F33]*0.0053361793)" office:value-type="float" office:value="4.934738530441" calcext:value-type="float">
            <text:p>4.9</text:p>
          </table:table-cell>
          <table:table-cell table:formula="of:=[.F33]*0.0227920228" office:value-type="float" office:value="1.867350428004" calcext:value-type="float">
            <text:p>1.9</text:p>
          </table:table-cell>
          <table:table-cell table:formula="of:=([.F33]*[.D33])*0.019*(1+[.C33]*1)" office:value-type="float" office:value="28.02006" calcext:value-type="float">
            <text:p>28</text:p>
          </table:table-cell>
          <table:table-cell table:formula="of:=([.B33]/[.D33])/6" office:value-type="float" office:value="27.039886039886" calcext:value-type="float">
            <text:p>27</text:p>
          </table:table-cell>
          <table:table-cell table:formula="of:=[.J33]*(1/3)" office:value-type="float" office:value="9.01329534662868" calcext:value-type="float">
            <text:p>9</text:p>
          </table:table-cell>
          <table:table-cell table:formula="of:=[.K33]*(2/3)" office:value-type="float" office:value="6.00886356441912" calcext:value-type="float">
            <text:p>6</text:p>
          </table:table-cell>
          <table:table-cell table:formula="of:=[.L33]*(2/3)" office:value-type="float" office:value="4.00590904294608" calcext:value-type="float">
            <text:p>4</text:p>
          </table:table-cell>
          <table:table-cell table:formula="of:=[.M33]*(2/3)" office:value-type="float" office:value="2.67060602863072" calcext:value-type="float">
            <text:p>3</text:p>
          </table:table-cell>
          <table:table-cell table:formula="of:=[.D33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1+([.D34]*[.F34]*0.0053361793)" office:value-type="float" office:value="4.07257204094" calcext:value-type="float">
            <text:p>4.1</text:p>
          </table:table-cell>
          <table:table-cell table:formula="of:=[.F34]*0.0227920228" office:value-type="float" office:value="1.312364672824" calcext:value-type="float">
            <text:p>1.3</text:p>
          </table:table-cell>
          <table:table-cell table:formula="of:=([.F34]*[.D34])*0.019*(1+[.C34]*1)" office:value-type="float" office:value="21.8804" calcext:value-type="float">
            <text:p>22</text:p>
          </table:table-cell>
          <table:table-cell table:formula="of:=([.B34]/[.D34])/6" office:value-type="float" office:value="26.0166666666667" calcext:value-type="float">
            <text:p>26</text:p>
          </table:table-cell>
          <table:table-cell table:formula="of:=[.J34]*(1/3)" office:value-type="float" office:value="8.67222222222222" calcext:value-type="float">
            <text:p>9</text:p>
          </table:table-cell>
          <table:table-cell table:formula="of:=[.K34]*(2/3)" office:value-type="float" office:value="5.78148148148148" calcext:value-type="float">
            <text:p>6</text:p>
          </table:table-cell>
          <table:table-cell table:formula="of:=[.L34]*(2/3)" office:value-type="float" office:value="3.85432098765432" calcext:value-type="float">
            <text:p>4</text:p>
          </table:table-cell>
          <table:table-cell table:formula="of:=[.M34]*(2/3)" office:value-type="float" office:value="2.56954732510288" calcext:value-type="float">
            <text:p>3</text:p>
          </table:table-cell>
          <table:table-cell table:formula="of:=[.D34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+([.D35]*[.F35]*0.0053361793)" office:value-type="float" office:value="1" calcext:value-type="float">
            <text:p>1.0</text:p>
          </table:table-cell>
          <table:table-cell table:formula="of:=[.F35]*0.0227920228" office:value-type="float" office:value="0" calcext:value-type="float">
            <text:p>0.0</text:p>
          </table:table-cell>
          <table:table-cell table:formula="of:=([.F35]*[.D35])*0.019*(1+[.C35]*1)" office:value-type="float" office:value="0" calcext:value-type="float">
            <text:p>0</text:p>
          </table:table-cell>
          <table:table-cell table:formula="of:=([.B35]/[.D35])/6" office:value-type="float" office:value="27.6974358974359" calcext:value-type="float">
            <text:p>28</text:p>
          </table:table-cell>
          <table:table-cell table:formula="of:=[.J35]*(1/3)" office:value-type="float" office:value="9.23247863247863" calcext:value-type="float">
            <text:p>9</text:p>
          </table:table-cell>
          <table:table-cell table:formula="of:=[.K35]*(2/3)" office:value-type="float" office:value="6.15498575498575" calcext:value-type="float">
            <text:p>6</text:p>
          </table:table-cell>
          <table:table-cell table:formula="of:=[.L35]*(2/3)" office:value-type="float" office:value="4.10332383665717" calcext:value-type="float">
            <text:p>4</text:p>
          </table:table-cell>
          <table:table-cell table:formula="of:=[.M35]*(2/3)" office:value-type="float" office:value="2.73554922443811" calcext:value-type="float">
            <text:p>3</text:p>
          </table:table-cell>
          <table:table-cell table:formula="of:=[.D35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formula="of:=1+([.D36]*[.F36]*0.0053361793)" office:value-type="float" office:value="1" calcext:value-type="float">
            <text:p>1.0</text:p>
          </table:table-cell>
          <table:table-cell table:formula="of:=[.F36]*0.0227920228" office:value-type="float" office:value="0" calcext:value-type="float">
            <text:p>0.0</text:p>
          </table:table-cell>
          <table:table-cell table:formula="of:=([.F36]*[.D36])*0.02*(1+[.C36]*1)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 table:number-rows-repeated="2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office:value-type="string" calcext:value-type="string">
            <text:p>Na6</text:p>
          </table:table-cell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O8</text:p>
          </table:table-cell>
          <table:table-cell table:style-name="ce5" office:value-type="string" calcext:value-type="string">
            <text:p>Cl4</text:p>
          </table:table-cell>
          <table:table-cell table:style-name="Default" office:value-type="string" calcext:value-type="string">
            <text:p>Al6</text:p>
          </table:table-cell>
          <table:table-cell table:style-name="Default" office:value-type="string" calcext:value-type="string">
            <text:p>Si6</text:p>
          </table:table-cell>
          <table:table-cell table:style-name="Default" office:value-type="string" calcext:value-type="string">
            <text:p>O24</text:p>
          </table:table-cell>
          <table:table-cell table:style-name="Default" table:number-columns-repeated="6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7:57:08.602968022</dc:date>
    <meta:editing-duration>PT30M3S</meta:editing-duration>
    <meta:editing-cycles>6</meta:editing-cycles>
    <meta:generator>LibreOffice/5.0.5.2$Linux_X86_64 LibreOffice_project/00m0$Build-2</meta:generator>
    <meta:document-statistic meta:table-count="1" meta:cell-count="442" meta:object-count="0"/>
  </office:meta>
</office:document-meta>
</file>